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, Courier, monospace"/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2" style:family="paragraph" style:parent-style-name="Preformatted_20_Text" style:list-style-name="L1">
      <style:paragraph-properties fo:margin-top="0.265cm" fo:margin-bottom="0.265cm" fo:orphans="2" fo:widows="2" fo:background-color="#eeeeee" fo:padding="0cm" fo:border="none">
        <style:background-image/>
      </style:paragraph-properties>
      <style:text-properties fo:font-variant="normal" fo:text-transform="none" fo:color="#000000" fo:font-size="11pt" fo:letter-spacing="normal" style:font-size-asian="11pt" style:font-size-complex="11pt"/>
    </style:style>
    <style:style style:name="P3" style:family="paragraph" style:parent-style-name="Preformatted_20_Text" style:list-style-name="L1">
      <style:paragraph-properties fo:margin-top="0.265cm" fo:margin-bottom="0.265cm" fo:orphans="2" fo:widows="2" fo:background-color="#eeeeee" fo:padding="0cm" fo:border="none">
        <style:background-image/>
      </style:paragraph-properties>
      <style:text-properties fo:font-variant="normal" fo:text-transform="none" fo:color="#000000" style:font-name="Courier New1" fo:font-size="11pt" fo:letter-spacing="normal" fo:font-style="normal" fo:font-weight="normal" style:font-size-asian="11pt" style:font-size-complex="11pt"/>
    </style:style>
    <style:style style:name="P4" style:family="paragraph" style:parent-style-name="Preformatted_20_Text">
      <style:paragraph-properties fo:margin-left="0cm" fo:margin-right="0cm" fo:margin-top="0cm" fo:margin-bottom="0cm" fo:line-height="100%" fo:orphans="2" fo:widows="2" fo:text-indent="0cm" style:auto-text-indent="false" fo:background-color="#eeeeee" fo:padding="0cm" fo:border="none">
        <style:background-image/>
      </style:paragraph-properties>
      <style:text-properties fo:font-variant="normal" fo:text-transform="none" fo:color="#000000" style:font-name="Courier New1" fo:font-size="11pt" fo:letter-spacing="normal" fo:font-style="normal" fo:font-weight="normal" style:font-size-asian="11pt" style:font-size-complex="11pt"/>
    </style:style>
    <style:style style:name="P5" style:family="paragraph" style:parent-style-name="Preformatted_20_Text">
      <style:paragraph-properties fo:margin-top="0cm" fo:margin-bottom="0cm" fo:line-height="100%" fo:orphans="2" fo:widows="2" fo:background-color="#eeeeee" fo:padding="0cm" fo:border="none">
        <style:background-image/>
      </style:paragraph-properties>
      <style:text-properties fo:font-variant="normal" fo:text-transform="none" fo:color="#000000" style:font-name="Courier New1" fo:font-size="11pt" fo:letter-spacing="normal" fo:font-style="normal" fo:font-weight="normal" style:font-size-asian="11pt" style:font-size-complex="11pt"/>
    </style:style>
    <style:style style:name="P6" style:family="paragraph" style:parent-style-name="Preformatted_20_Text" style:list-style-name="L2">
      <style:paragraph-properties fo:margin-top="0cm" fo:margin-bottom="0cm" fo:line-height="100%" fo:orphans="2" fo:widows="2" fo:background-color="#eeeeee" fo:padding="0cm" fo:border="none">
        <style:background-image/>
      </style:paragraph-properties>
      <style:text-properties fo:font-variant="normal" fo:text-transform="none" fo:color="#000000" style:font-name="Courier New1" fo:font-size="11pt" fo:letter-spacing="normal" fo:font-style="normal" fo:font-weight="normal" style:font-size-asian="11pt" style:font-size-complex="11pt"/>
    </style:style>
    <style:style style:name="P7" style:family="paragraph" style:parent-style-name="Preformatted_20_Text">
      <style:paragraph-properties fo:margin-top="0cm" fo:margin-bottom="0cm" fo:line-height="100%" fo:orphans="2" fo:widows="2" fo:background-color="#eeeeee" fo:padding="0cm" fo:border="none">
        <style:background-image/>
      </style:paragraph-properties>
      <style:text-properties fo:font-variant="normal" fo:text-transform="none" fo:color="#000000" fo:font-size="11pt" fo:letter-spacing="normal" style:font-size-asian="11pt" style:font-size-complex="11pt"/>
    </style:style>
    <style:style style:name="P8" style:family="paragraph" style:parent-style-name="Preformatted_20_Text">
      <style:paragraph-properties fo:margin-top="0cm" fo:margin-bottom="0cm" fo:line-height="100%" fo:orphans="2" fo:widows="2" fo:background-color="#eeeeee" fo:padding="0cm" fo:border="none">
        <style:background-image/>
      </style:paragraph-properties>
      <style:text-properties fo:font-size="11pt" style:font-size-asian="11pt" style:font-size-complex="11pt"/>
    </style:style>
    <style:style style:name="P9" style:family="paragraph" style:parent-style-name="Preformatted_20_Text" style:list-style-name="L2">
      <style:paragraph-properties fo:margin-top="0cm" fo:margin-bottom="0cm" fo:line-height="100%" fo:orphans="2" fo:widows="2" fo:background-color="#eeeeee" fo:padding="0cm" fo:border="none">
        <style:background-image/>
      </style:paragraph-properties>
      <style:text-properties fo:font-size="11pt" style:font-size-asian="11pt" style:font-size-complex="11pt"/>
    </style:style>
    <style:style style:name="P10" style:family="paragraph" style:parent-style-name="Text_20_body" style:list-style-name="L1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11" style:family="paragraph" style:parent-style-name="Text_20_body" style:list-style-name="L1">
      <style:paragraph-properties fo:margin-left="0cm" fo:margin-right="0cm" fo:margin-top="0.265cm" fo:margin-bottom="0.265cm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13" style:family="paragraph" style:parent-style-name="Text_20_body" style:list-style-name="L2">
      <style:paragraph-properties fo:margin-left="0cm" fo:margin-right="0cm" fo:margin-top="0cm" fo:margin-bottom="0cm" fo:line-height="100%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 fo:padding="0cm" fo:border="none"/>
    </style:style>
    <style:style style:name="P15" style:family="paragraph" style:parent-style-name="Text_20_body" style:list-style-name="L1">
      <style:paragraph-properties fo:margin-top="0.265cm" fo:margin-bottom="0.265cm" fo:orphans="2" fo:widows="2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16" style:family="paragraph" style:parent-style-name="Text_20_body">
      <style:paragraph-properties fo:margin-top="0cm" fo:margin-bottom="0cm" fo:line-height="100%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17" style:family="paragraph" style:parent-style-name="Text_20_body" style:list-style-name="L2">
      <style:paragraph-properties fo:margin-top="0cm" fo:margin-bottom="0cm" fo:line-height="100%" fo:orphans="2" fo:widows="2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18" style:family="paragraph" style:parent-style-name="Heading_20_2">
      <style:paragraph-properties fo:margin-left="0cm" fo:margin-right="0cm" fo:margin-top="0cm" fo:margin-bottom="0cm" fo:line-height="100%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style:font-size-asian="11pt" style:font-size-complex="11pt"/>
    </style:style>
    <style:style style:name="T1" style:family="text">
      <style:text-properties style:font-name="Courier New1" fo:font-size="14pt" fo:font-style="normal" fo:font-weight="normal"/>
    </style:style>
    <style:style style:name="T2" style:family="text">
      <style:text-properties style:font-name="Courier New1" fo:font-style="normal" fo:font-weight="normal"/>
    </style:style>
    <style:style style:name="T3" style:family="text">
      <style:text-properties fo:font-variant="normal" fo:text-transform="none" fo:color="#000000" style:font-name="sans-serif" fo:font-size="14pt" fo:letter-spacing="normal" fo:font-style="normal" fo:font-weight="normal"/>
    </style:style>
    <style:style style:name="T4" style:family="text">
      <style:text-properties fo:font-variant="normal" fo:text-transform="none" fo:color="#000000" style:font-name="sans-serif" fo:letter-spacing="normal" fo:font-style="normal" fo:font-weight="normal"/>
    </style:style>
    <style:style style:name="T5" style:family="text"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style:font-name="Courier New1" fo:font-size="14pt" fo:letter-spacing="normal" fo:font-style="normal" fo:font-weight="normal" fo:background-color="#eeeeee"/>
    </style:style>
    <style:style style:name="T7" style:family="text">
      <style:text-properties fo:font-variant="normal" fo:text-transform="none" fo:color="#000000" style:font-name="Courier New1" fo:letter-spacing="normal" fo:font-style="normal" fo:font-weight="normal" fo:background-color="#eeeeee"/>
    </style:style>
    <style:style style:name="T8" style:family="text">
      <style:text-properties fo:font-variant="normal" fo:text-transform="none" fo:color="#000000" style:font-name="Courier New1" fo:font-size="11pt" fo:letter-spacing="normal" fo:font-style="normal" fo:font-weight="normal" fo:background-color="#eeeeee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Задача №1</text:h>
      <text:p text:style-name="P12">Воспроизведите код с лекции 1.5 и дополните его следующим образом:</text:p>
      <text:p text:style-name="P12"/>
      <text:list xml:id="list6351906980874081909" text:style-name="L2">
        <text:list-item>
          <text:p text:style-name="P13">Список рецептов должен храниться в отдельном файле в следующем формате:</text:p>
          <text:p text:style-name="P6">Название блюда</text:p>
          <text:p text:style-name="P6">Kоличество ингредиентов</text:p>
          <text:p text:style-name="P6">Название ингредиента | Количество | Единица измерения</text:p>
          <text:p text:style-name="P17">Пример:</text:p>
          <text:p text:style-name="P6">Омлет</text:p>
          <text:p text:style-name="P6">3</text:p>
          <text:p text:style-name="P6">Яйцо | 2 | шт</text:p>
          <text:p text:style-name="P6">Молоко | 100 | мл</text:p>
          <text:p text:style-name="P6">Помидор | 2 | шт</text:p>
          <text:p text:style-name="P9"/>
          <text:p text:style-name="P6">Утка по-пекински</text:p>
          <text:p text:style-name="P6">4</text:p>
          <text:p text:style-name="P6">Утка | 1 | шт</text:p>
          <text:p text:style-name="P6">Вода | 2 | л</text:p>
          <text:p text:style-name="P6">Мед | 3 | ст.л</text:p>
          <text:p text:style-name="P6">Соевый соус | 60 | мл</text:p>
          <text:p text:style-name="P9"/>
          <text:p text:style-name="P6">Запеченный картофель</text:p>
          <text:p text:style-name="P6">3</text:p>
          <text:p text:style-name="P6">Картофель | 1 | кг</text:p>
          <text:p text:style-name="P6">Чеснок | 3 | зубч</text:p>
          <text:p text:style-name="P6">Сыр гауда | 100 | г</text:p>
          <text:p text:style-name="P9"/>
          <text:p text:style-name="P6">Фахитос</text:p>
          <text:p text:style-name="P6">5</text:p>
          <text:p text:style-name="P6">Говядина | 500 | г</text:p>
          <text:p text:style-name="P6">Перец сладкий | 1 | шт</text:p>
          <text:p text:style-name="P6">Лаваш | 2 | шт</text:p>
          <text:p text:style-name="P6">Винный уксус | 1 | ст.л</text:p>
          <text:p text:style-name="P6">Помидор | 2 | шт</text:p>
          <text:p text:style-name="P13"/>
        </text:list-item>
        <text:list-item>
          <text:p text:style-name="P13">В одном файле может быть произвольное количество блюд.</text:p>
        </text:list-item>
        <text:list-item>
          <text:p text:style-name="P13">Читать список рецептов из этого файла.</text:p>
        </text:list-item>
        <text:list-item>
          <text:p text:style-name="P13">Соблюдайте кодстайл, разбивайте новую логику на функции и не используйте глобальных переменных.</text:p>
        </text:list-item>
      </text:list>
      <text:p text:style-name="P12"/>
      <text:p text:style-name="P12"/>
      <text:p text:style-name="P12"/>
      <text:p text:style-name="P12"/>
      <text:p text:style-name="P12">Код выглядел следующим образом:</text:p>
      <text:p text:style-name="P4">cook_book = {</text:p>
      <text:p text:style-name="P7"><text:s text:c="2"/><text:span text:style-name="T2">'яйчница': [</text:span></text:p>
      <text:p text:style-name="P7"><text:s text:c="4"/><text:span text:style-name="T2">{'ingridient_name': 'яйца', 'quantity': 2, 'measure': 'шт.'},</text:span></text:p>
      <text:p text:style-name="P7"><text:s text:c="4"/><text:span text:style-name="T2">{'ingridient_name': 'помидоры', 'quantity': 100, 'measure': 'гр.'}</text:span></text:p>
      <text:p text:style-name="P7"><text:s text:c="4"/><text:span text:style-name="T2">],</text:span></text:p>
      <text:p text:style-name="P7"><text:s text:c="2"/><text:span text:style-name="T2">'стейк': [</text:span></text:p>
      <text:p text:style-name="P7"><text:s text:c="4"/><text:span text:style-name="T2">{'ingridient_name': 'говядина', 'quantity': 300, 'measure': 'гр.'},</text:span></text:p>
      <text:p text:style-name="P7"><text:s text:c="4"/><text:span text:style-name="T2">{'ingridient_name': 'специи', 'quantity': 5, 'measure': 'гр.'},</text:span></text:p>
      <text:p text:style-name="P7"><text:s text:c="4"/><text:span text:style-name="T2">{'ingridient_name': 'масло', 'quantity': 10, 'measure': 'мл.'}</text:span></text:p>
      <text:p text:style-name="P7"><text:s text:c="4"/><text:span text:style-name="T2">],</text:span></text:p>
      <text:p text:style-name="P7"><text:s text:c="2"/><text:span text:style-name="T2">'салат': [</text:span></text:p>
      <text:p text:style-name="P7"><text:s text:c="4"/><text:span text:style-name="T2">{'ingridient_name': 'помидоры', 'quantity': 100, 'measure': 'гр.'},</text:span></text:p>
      <text:p text:style-name="P7"><text:s text:c="4"/><text:span text:style-name="T2">{'ingridient_name': 'огурцы', 'quantity': 100, 'measure': 'гр.'},</text:span></text:p>
      <text:p text:style-name="P7"><text:s text:c="4"/><text:span text:style-name="T2">{'ingridient_name': 'масло', 'quantity': 100, 'measure': 'мл.'},</text:span></text:p>
      <text:p text:style-name="P7"><text:s text:c="4"/><text:span text:style-name="T2">{'ingridient_name': 'лук', 'quantity': 1, 'measure': 'шт.'}</text:span></text:p>
      <text:p text:style-name="P7"><text:s text:c="4"/><text:span text:style-name="T2">]</text:span></text:p>
      <text:p text:style-name="P7"><text:s text:c="2"/><text:span text:style-name="T2">}</text:span></text:p>
      <text:p text:style-name="P8"/>
      <text:p text:style-name="P8"/>
      <text:p text:style-name="P5"><text:soft-page-break/>def get_shop_list_by_dishes(dishes, person_count):</text:p>
      <text:p text:style-name="P7"><text:s text:c="2"/><text:span text:style-name="T2">shop_list = {}</text:span></text:p>
      <text:p text:style-name="P7"><text:s text:c="2"/><text:span text:style-name="T2">for dish in dishes:</text:span></text:p>
      <text:p text:style-name="P7"><text:s text:c="4"/><text:span text:style-name="T2">for ingridient in cook_book[dish]:</text:span></text:p>
      <text:p text:style-name="P7"><text:s text:c="6"/><text:span text:style-name="T2">new_shop_list_item = dict(ingridient)</text:span></text:p>
      <text:p text:style-name="P8"/>
      <text:p text:style-name="P7"><text:s text:c="6"/><text:span text:style-name="T2">new_shop_list_item['quantity'] *= person_count</text:span></text:p>
      <text:p text:style-name="P7"><text:s text:c="6"/><text:span text:style-name="T2">if new_shop_list_item['ingridient_name'] not in shop_list:</text:span></text:p>
      <text:p text:style-name="P7"><text:s text:c="8"/><text:span text:style-name="T2">shop_list[new_shop_list_item['ingridient_name']] = new_shop_list_item</text:span></text:p>
      <text:p text:style-name="P7"><text:s text:c="6"/><text:span text:style-name="T2">else:</text:span></text:p>
      <text:p text:style-name="P7"><text:s text:c="8"/><text:span text:style-name="T2">shop_list[new_shop_list_item['ingridient_name']]['quantity'] +=</text:span></text:p>
      <text:p text:style-name="P7"><text:s text:c="10"/><text:span text:style-name="T2">new_shop_list_item['quantity']</text:span></text:p>
      <text:p text:style-name="P7"><text:s text:c="2"/><text:span text:style-name="T2">return shop_list</text:span></text:p>
      <text:p text:style-name="P8"/>
      <text:p text:style-name="P5">def print_shop_list(shop_list):</text:p>
      <text:p text:style-name="P7"><text:s text:c="2"/><text:span text:style-name="T2">for shop_list_item in shop_list.values():</text:span></text:p>
      <text:p text:style-name="P7"><text:s text:c="4"/><text:span text:style-name="T2">print('{} {} {}'.format(shop_list_item['ingridient_name'], shop_list_item['quantity'], </text:span></text:p>
      <text:p text:style-name="P7"><text:s text:c="28"/><text:span text:style-name="T2">shop_list_item['measure']))</text:span></text:p>
      <text:p text:style-name="P8"/>
      <text:p text:style-name="P5">def create_shop_list():</text:p>
      <text:p text:style-name="P7"><text:s text:c="2"/><text:span text:style-name="T2">person_count = int(input('Введите количество человек: '))</text:span></text:p>
      <text:p text:style-name="P7"><text:s text:c="2"/><text:span text:style-name="T2">dishes = input('Введите блюда в расчете на одного человека (через запятую): ') \</text:span></text:p>
      <text:p text:style-name="P7"><text:s text:c="4"/><text:span text:style-name="T2">.lower().split(', ')</text:span></text:p>
      <text:p text:style-name="P7"><text:s text:c="2"/><text:span text:style-name="T2">shop_list = get_shop_list_by_dishes(dishes, person_count)</text:span></text:p>
      <text:p text:style-name="P7"><text:s text:c="2"/><text:span text:style-name="T2">print_shop_list(shop_list)</text:span></text:p>
      <text:p text:style-name="P8"/>
      <text:p text:style-name="P5">create_shop_list()</text:p>
      <text:p text:style-name="P7"><text:s text:c="4"/></text:p>
      <text:h text:style-name="P18" text:outline-level="2"/>
      <text:h text:style-name="P18" text:outline-level="2">Задача №2</text:h>
      <text:p text:style-name="P14"><text:span text:style-name="T5">Напишите, для чего используются типы данных: </text:span><text:span text:style-name="Source_20_Text"><text:span text:style-name="T8">json</text:span></text:span><text:span text:style-name="T5">, </text:span><text:span text:style-name="Source_20_Text"><text:span text:style-name="T8">xml</text:span></text:span><text:span text:style-name="T5">, </text:span><text:span text:style-name="Source_20_Text"><text:span text:style-name="T8">yaml</text:span></text:span><text:span text:style-name="T5">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, Courier, monospace"/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8cm" fo:margin-bottom="0.74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27T15:50:26.97</meta:creation-date>
    <dc:date>2019-05-27T19:30:11.95</dc:date>
    <meta:editing-duration>PT3H8M42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2" meta:paragraph-count="77" meta:word-count="336" meta:character-count="2566"/>
  </office:meta>
</office:document-meta>
</file>